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officeooo:rsid="005a5971" officeooo:paragraph-rsid="00003172" style:font-style-asian="italic" style:font-style-complex="italic"/>
    </style:style>
    <style:style style:name="P2" style:family="paragraph" style:parent-style-name="Standard">
      <style:text-properties style:font-name="Liberation Serif" fo:font-style="italic" officeooo:rsid="005840f4" officeooo:paragraph-rsid="00003172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58925c" officeooo:paragraph-rsid="00003172" style:font-style-asian="italic" style:font-style-complex="italic"/>
    </style:style>
    <style:style style:name="P4" style:family="paragraph" style:parent-style-name="Standard">
      <style:text-properties style:font-name="Liberation Serif" fo:font-style="italic" officeooo:rsid="0058bd82" officeooo:paragraph-rsid="00003172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59617b" officeooo:paragraph-rsid="00003172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5989fb" officeooo:paragraph-rsid="00003172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59fd1e" officeooo:paragraph-rsid="00003172" style:font-style-asian="italic" style:font-style-complex="italic"/>
    </style:style>
    <style:style style:name="P8" style:family="paragraph" style:parent-style-name="Standard">
      <style:text-properties officeooo:rsid="0056bdd7" officeooo:paragraph-rsid="00003172"/>
    </style:style>
    <style:style style:name="P9" style:family="paragraph" style:parent-style-name="Standard">
      <style:text-properties officeooo:rsid="005840f4" officeooo:paragraph-rsid="00003172"/>
    </style:style>
    <style:style style:name="P10" style:family="paragraph" style:parent-style-name="Standard">
      <style:text-properties officeooo:rsid="0058925c" officeooo:paragraph-rsid="00003172"/>
    </style:style>
    <style:style style:name="P11" style:family="paragraph" style:parent-style-name="Heading_20_2">
      <style:paragraph-properties fo:text-align="center" style:justify-single-word="false"/>
      <style:text-properties officeooo:rsid="0056bdd7" officeooo:paragraph-rsid="00003172"/>
    </style:style>
    <style:style style:name="T1" style:family="text">
      <style:text-properties officeooo:rsid="016b0cec"/>
    </style:style>
    <style:style style:name="T2" style:family="text">
      <style:text-properties officeooo:rsid="0169ee27"/>
    </style:style>
    <style:style style:name="T3" style:family="text">
      <style:text-properties officeooo:rsid="022f63ca"/>
    </style:style>
    <style:style style:name="T4" style:family="text">
      <style:text-properties officeooo:rsid="0058925c"/>
    </style:style>
    <style:style style:name="T5" style:family="text">
      <style:text-properties officeooo:rsid="037eebbd"/>
    </style:style>
    <style:style style:name="T6" style:family="text">
      <style:text-properties officeooo:rsid="0058bd82"/>
    </style:style>
    <style:style style:name="T7" style:family="text">
      <style:text-properties officeooo:rsid="005989fb"/>
    </style:style>
    <style:style style:name="T8" style:family="text">
      <style:text-properties officeooo:rsid="0059617b"/>
    </style:style>
    <style:style style:name="T9" style:family="text">
      <style:text-properties officeooo:rsid="022f64a6"/>
    </style:style>
    <style:style style:name="T10" style:family="text">
      <style:text-properties officeooo:rsid="005a59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8"/>
      <text:p text:style-name="P8">В день отъезды ты опять сводила счёты с бельевой верёвкой, которой совсем не место от калитки до стойки крыльца.</text:p>
      <text:p text:style-name="P8">Ты взяла швабру и начала стукать е<text:span text:style-name="T2">ю</text:span> по полувысохшим простыням стирки. </text:p>
      <text:p text:style-name="P8">Моя мать на тебя закричала и жутко потемнела лицом, но ты уже крепко стояла на ногах, только пришлось отнять у тебя швабру.</text:p>
      <text:p text:style-name="P8">Когда мы выходили на трамвай, то Леночка вызвалась повезти тебя до конечной на своём дамской велосипеде с багажником. </text:p>
      <text:p text:style-name="P8">Все согласились, кроме меня, потому что у меня возникло плохое предчувствие, когда увидел какими взглядами обменялись моя мать и Леночка.</text:p>
      <text:p text:style-name="P9">Они посмотрели не друг на друга, а друг другу под ноги, но в их спрятанных взглядах слышался диалог:</text:p>
      <text:p text:style-name="P9">- Да?</text:p>
      <text:p text:style-name="P9">- Сделай это!</text:p>
      <text:p text:style-name="P9">Я не выдумываю и не передёргиваю — этот диалог состоялся до того, как случилось остальное.</text:p>
      <text:p text:style-name="P9">Мы с Ирой тоже вышли за калитку. Я очень торопился и даже ушёл вперёд с сумками. </text:p>
      <text:p text:style-name="P9">Не доходя до поворота, я убедился, что спешу не зря, когда услыхал твой рёв.</text:p>
      <text:p text:style-name="P9">Ты стояла и орала широко раскрыв рот. Леночка держала свой дамский велосипед и пыталась тебя уговорить не плакать, но ты не слушала. </text:p>
      <text:p text:style-name="P9">Рядом из земли торчал врытый в неё швеллер полуметровой высоты.</text:p>
      <text:p text:style-name="P9">Единственная железяка на всём полукилометре от Декабристов 13 до конечной трамвая номер три.</text:p>
      <text:p text:style-name="P9">Мне всё стало ясно и я очень сдержанно попросил Леночку ехать домой — дальше мы сами.</text:p>
      <text:p text:style-name="P9">Подошедшая Ира начала тебя утешать, но ты проревела всю дорогу из-за такой большой шишки на лбу.</text:p>
      <text:p text:style-name="P9">Мы ехали молча, Ира была чем-то недовольна, а я совершенно опустошён.</text:p>
      <text:p text:style-name="P9">Как жить в мире, <text:s/>где бабушка благославляет свою внучку на убийство второй своей внучки, вот этой прекрасной малявки, что всхлипывает сейчас с прижатым ко лбу медным пятаком, который держит её мама?</text:p>
      <text:p text:style-name="P9">Ира до самого Нежина оставалась недовольной, а я молчал и ничего ей не сказал.</text:p>
      <text:p text:style-name="P9"/>
      <text:p text:style-name="P2"><text:span text:style-name="T2">(...т</text:span>еперь у Леночки двое своих детей — красивые дочери.</text:p>
      <text:p text:style-name="P2">Вы с ней незнакомые друг другу женщины и никто ничего не помнит. Тем более она. </text:p>
      <text:p text:style-name="P2">Человек устроен забывать о плохом.</text:p>
      <text:p text:style-name="P2">Моя мать впоследствии стала свидетельницей Иеговы и собрала множество глянцево-радужных журналов для спасённых, или тех, <text:span text:style-name="T3">кому хочется</text:span> спастись.</text:p>
      <text:p text:style-name="P2">И только я во всём виноват, но честное слово, в том лагере отдыха я не выдержал бы Леночку на своём животе — ей было уже девять лет...<text:span text:style-name="T2">)</text:span></text:p>
      <text:p text:style-name="P2"/>
      <text:p text:style-name="P9">Когда я вернулся из отпуска, тротуар перед 50-квартирным оказался перерыт поперечной траншеей для врезки в магистральные коммуникации, но плотники сколотили мостик с перилами для удобства пешеходов.</text:p>
      <text:p text:style-name="P9">Я работал лопатой на дне траншеи, когда увидел Бельтюкова на том мостике, <text:span text:style-name="T4">разодетого в пижонисто-колониальном стиле. Я не хотел привлечь его внимание, но он меня узнал, несмотря на спецовку и каску — поздоровался и представил своей маме, даме в агрессивном декольте. </text:span></text:p>
      <text:p text:style-name="P10">Потом они пошли дальше — он нервничал, а она его плотно опекала и я понял истоки его негодования на матриархат, когда он под инсулином.</text:p>
      <text:p text:style-name="P10">Ещё я подумал, что это не последняя была <text:span text:style-name="T3">у н</text:span>его отбывка в психбольнице, <text:span text:style-name="T2">ведь</text:span> он же ходит <text:soft-page-break/>там поверху, беззащитный. </text:p>
      <text:p text:style-name="P10">То ли дело — я, в траншее, в каске; заморятся меня достать гады .</text:p>
      <text:p text:style-name="P10">А в Ромнах я был добровольцем и полученных там <text:span text:style-name="T2">вразумлений</text:span> мне выше горла хватит.</text:p>
      <text:p text:style-name="P10"/>
      <text:p text:style-name="P10">При сдаче очередного рассказа Жомнир подогрел меня толстой книгой в твёрдой обложке.</text:p>
      <text:p text:style-name="P10">Монография про шизофрению.</text:p>
      <text:p text:style-name="P10">Он её купил, когда его дочь страдала тем же; ещё до замужества.</text:p>
      <text:p text:style-name="P10">Монография значит сборник статей различных авторов, но объединённых одной <text:span text:style-name="T5">общей </text:span>темой.</text:p>
      <text:p text:style-name="P10">Я проштудировал предложенный от всего сердца фолиант. В конце концов, это не варёная колбаса с добавками.</text:p>
      <text:p text:style-name="P10"/>
      <text:p text:style-name="P3"><text:span text:style-name="T2">(...а</text:span>вторы рассматривают заглавный предмет с очень и очень разнообразных позиций, соответственно специализации каждого. </text:p>
      <text:p text:style-name="P3">Кто-то сравнивает биохимический состав крови отъявленных шизофреников <text:span text:style-name="T6">в момент обострения их духовной деятельности с периодами относительного затишья. Увы, уровень аминокислот в лейкоцитах остаётся без изменений.</text:span></text:p>
      <text:p text:style-name="P4">Другой исследователь скрупулёзно меряет всё, что подвернётся с не менее неутешительным результатом.</text:p>
      <text:p text:style-name="P4">Третий просто садится рядом с койкой и записывает дуру гонимую прификсированным фантазёром. </text:p>
      <text:p text:style-name="P4">Как тот шёл на троллейбус, никого не трогал, и вдруг оказался голым за исключением тряпки на бёдрах, а вокруг куча таких же тощих, палимых солнцем и почти голых, как и он, и вдруг из-за песчаного бугра выскочил отряд всадников и начал убивать их, безоружных.</text:p>
      <text:p text:style-name="P4">Но в целом полезная монография, потому что авторы, несмотря на поголовную их зарубежность, обладают смелостью настоящих учёных, чтобы развести руками и честно сказать:</text:p>
      <text:p text:style-name="P4">- Ну, х<text:span text:style-name="T2">уй</text:span> её знает, что она такое, шизофрения эта.</text:p>
      <text:p text:style-name="P4"><text:tab/><text:tab/><text:tab/>А подойди-ка с ласкою,</text:p>
      <text:p text:style-name="P4"><text:tab/><text:tab/><text:tab/>Да загляни-ка в глазки ей,</text:p>
      <text:p text:style-name="P4"><text:tab/><text:tab/><text:tab/>Откроешь клад какого не видал...<text:tab/></text:p>
      <text:p text:style-name="P4"/>
      <text:p text:style-name="P4">На данном этапе и при используемой <text:span text:style-name="T7">ныне </text:span>методологии, у науки имеется всего лишь только термин — «шизофрения», всё остальное покрыто туманом неопределённости.</text:p>
      <text:p text:style-name="P4">Главный козырный туз, он же лакмусова бумажка, это — голоса. <text:span text:style-name="T8">Их встретишь в любом учебнике по психиатрии.</text:span></text:p>
      <text:p text:style-name="P5">Если тебе слышатся голоса, а вокруг ни души, значит ты — шизофреник.</text:p>
      <text:p text:style-name="P5">Но если эти голоса говорят тебе:</text:p>
      <text:p text:style-name="P5">- Спаси Францию!</text:p>
      <text:p text:style-name="P5">Значит ты — святая, Жанна Д'Арк.</text:p>
      <text:p text:style-name="P5">В той монографии явно не хватало специалиста-теолога. </text:p>
      <text:p text:style-name="P5">Достаточно вспомнить святую Инес, чьё тело секундально покрылось длинным мехом, который и не позволил насильникам сломать её целомудренность.</text:p>
      <text:p text:style-name="P6">Не жизнь, а малина специалисту от науки, <text:span text:style-name="T2">в которой</text:span> и светилам её не ясно что она такое. </text:p>
      <text:p text:style-name="P6">Поставить диагноз — проще, чем два пальца об асфальт. </text:p>
      <text:p text:style-name="P7">Берём так и не определённый термин и прибавляем к нему прилагательные: шизофрения — какая? круглая... <text:s/>двуствольная... шубовидная... Годится! Как у святой Инес.</text:p>
      <text:p text:style-name="P7">Тамара на 4-м километре ещё не знала про все мои подвиги. </text:p>
      <text:p text:style-name="P7">За сожжение плантации конопли вполне могла бы мне впаять «шизофрению аутодафного вида с комплексом Торквемады», в честь того абсолютно нормального инквизитора, что пачками отправлял еретиков на костёр.</text:p>
      <text:p text:style-name="P7"/>
      <text:p text:style-name="P7"><text:soft-page-break/>Сам термин, «<text:span text:style-name="T2">шизофрения», </text:span>как и большинство его научных собратьев, взят из греческого и при исследовании корней обозначает «надтреснутый ум».</text:p>
      <text:p text:style-name="P7">«Надтреснутый ум в виде шубы».</text:p>
      <text:p text:style-name="P7">Ну, и кто из нас шизик?!</text:p>
      <text:p text:style-name="P7">Они думают, что если обрядились в белые халаты и козыряют терминологией, в которой <text:s/>сами ни хрена не смыслят, то я им поверю больше, чем ичнянскому колдуну в рубахе цвета хаки <text:span text:style-name="T9">с его</text:span> <text:s/>теревен<text:span text:style-name="T9">ями</text:span> про «кватеру»?</text:p>
      <text:p text:style-name="P7">Эскулапики вы мои дорогие! Да я ж из Конотопа. Мой одноклассник Володя Шерудило говорил:</text:p>
      <text:p text:style-name="P7">- Я не могу игнорировать данных квази-псевдоиллюзий, во избежание ультра диффузии моей транскоммуникабельности.</text:p>
      <text:p text:style-name="P7">После 8-го класса он ушёл в «бурсу», она же <text:span text:style-name="T5">Г</text:span>ПТУ-4, не то сейчас во<text:span text:style-name="T1">з</text:span>главлял бы Академию Наук <text:span text:style-name="T10">и сидели б вы у него в приёмной в трепетном ожидании — примет он, или нет, вас, ханориков созовских?</text:span></text:p>
      <text:p text:style-name="P1">Короче, пока никто не знает откуда берётся шизофрения, куда девается и сколько берёт за визит, то идите вы... да не просто идите, а идите вы... </text:p>
      <text:p text:style-name="P1">Вот именно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1:55:28.972329189</meta:creation-date>
    <dc:date>2017-03-03T11:55:34.803575753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7" meta:word-count="1029" meta:character-count="6619" meta:non-whitespace-character-count="5615"/>
    <meta:generator>LibreOffice/4.3.3.2$Linux_x86 LibreOffice_project/430m0$Build-2</meta:generator>
  </office:meta>
</office:document-meta>
</file>